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5975" style:font-name="Arial" style:font-name-asian="Arial" style:font-name-complex="Arial"/>
    </style:style>
    <style:style style:name="ce3" style:family="table-cell" style:parent-style-name="Pivot_32_Table_32_Field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/>
    </style:style>
    <style:style style:name="ce4" style:family="table-cell" style:parent-style-name="Pivot_32_Table_32_Corner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cell-protect="protected"/>
    </style:style>
    <style:style style:name="ce5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6" style:family="table-cell" style:parent-style-name="Pivot_32_Table_32_Value" style:data-style-name="N14">
      <style:table-cell-properties fo:border-top="thin solid #000000" fo:border-bottom="none" fo:border-left="thin solid #000000" fo:border-right="2pt solid #000000" style:vertical-align="automatic" fo:background-color="transparent" style:cell-protect="protected"/>
    </style:style>
    <style:style style:name="ce7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8" style:family="table-cell" style:parent-style-name="Pivot_32_Table_32_Value" style:data-style-name="N14">
      <style:table-cell-properties fo:border-top="none" fo:border-bottom="none" fo:border-left="thin solid #000000" fo:border-right="2pt solid #000000" style:vertical-align="automatic" fo:background-color="transparent" style:cell-protect="protected"/>
    </style:style>
    <style:style style:name="ce9" style:family="table-cell" style:parent-style-name="Pivot_32_Table_32_Value" style:data-style-name="N14">
      <style:table-cell-properties fo:border-top="none" fo:border-bottom="thin solid #000000" fo:border-left="thin solid #000000" fo:border-right="2pt solid #000000" style:vertical-align="automatic" fo:background-color="transparent" style:cell-protect="protected"/>
    </style:style>
    <style:style style:name="ce10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Pivot_32_Table_32_Result" style:data-style-name="N14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  <style:text-properties fo:color="#FFFFFF" fo:font-weight="bold" style:font-weight-asian="bold" style:font-weight-complex="bold"/>
    </style:style>
    <style:style style:name="ce13" style:family="table-cell" style:parent-style-name="Default" style:data-style-name="N14">
      <style:table-cell-properties style:vertical-align="automatic"/>
      <style:text-properties fo:color="#FFFFFF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middle"/>
      <style:text-properties fo:color="#00206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color="#002060" fo:font-weight="bold" style:font-weight-asian="bold" style:font-weight-complex="bold"/>
    </style:style>
    <style:style style:name="ce16" style:family="table-cell" style:parent-style-name="Default" style:data-style-name="N37">
      <style:table-cell-properties style:vertical-align="automatic"/>
      <style:text-properties fo:color="#002060" fo:font-weight="bold" style:font-weight-asian="bold" style:font-weight-complex="bold"/>
    </style:style>
    <style:style style:name="ce17" style:family="table-cell" style:parent-style-name="Default" style:data-style-name="N0">
      <style:text-properties fo:color="#00206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2060" style:font-name="Arial" style:font-name-asian="Arial" style:font-name-complex="Arial" fo:font-weight="bold" style:font-weight-asian="bold" style:font-weight-complex="bold"/>
    </style:style>
    <style:style style:name="ce19" style:family="table-cell" style:parent-style-name="Percent" style:data-style-name="N13">
      <style:text-properties fo:color="#002060" style:font-name="Verdana" style:font-name-asian="Verdana" style:font-name-complex="Verdana" fo:font-weight="bold" style:font-weight-asian="bold" style:font-weight-complex="bold"/>
    </style:style>
    <style:style style:name="ce20" style:family="table-cell" style:parent-style-name="Default" style:data-style-name="N14">
      <style:text-properties fo:color="#00206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6" style:family="table-cell" style:parent-style-name="Default" style:data-style-name="N0">
      <style:table-cell-properties fo:border-top="none" fo:border-bottom="none" fo:border-left="thin solid #999999" fo:border-right="none"/>
    </style:style>
    <style:style style:name="ce27" style:family="table-cell" style:parent-style-name="Default" style:data-style-name="N0">
      <style:table-cell-properties fo:border-top="none" fo:border-bottom="none" fo:border-left="thin solid #999999" fo:border-right="thin solid #999999"/>
    </style:style>
    <style:style style:name="ce2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9" style:family="table-cell" style:parent-style-name="Default" style:data-style-name="N0">
      <style:table-cell-properties fo:border="thin solid #999999"/>
    </style:style>
    <style:style style:name="ce30" style:family="table-cell" style:parent-style-name="Percent" style:data-style-name="N13">
      <style:text-properties fo:color="#002060" style:font-name="Verdana" style:font-name-asian="Verdana" style:font-name-complex="Verdana" fo:font-weight="bold" style:font-weight-asian="bold" style:font-weight-complex="bold"/>
    </style:style>
    <style:style style:name="ce31" style:family="table-cell" style:parent-style-name="Percent" style:data-style-name="N1">
      <style:text-properties fo:color="#002060" style:font-name="Verdana" style:font-name-asian="Verdana" style:font-name-complex="Verdana" fo:font-weight="bold" style:font-weight-asian="bold" style:font-weight-complex="bold"/>
    </style:style>
    <style:style style:name="ce32" style:family="table-cell" style:parent-style-name="Percent" style:data-style-name="N13">
      <style:text-properties fo:color="#002060" style:font-name="Segoe UI" style:font-name-asian="Segoe UI" style:font-name-complex="Segoe UI" fo:font-weight="bold" style:font-weight-asian="bold" style:font-weight-complex="bold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3.75708333333333cm" style:use-optimal-column-width="true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1.64041666666667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co11" style:family="table-column">
      <style:table-column-properties fo:break-before="auto" style:column-width="2.96333333333333cm" style:use-optimal-column-width="true"/>
    </style:style>
    <style:style style:name="co12" style:family="table-column">
      <style:table-column-properties fo:break-before="auto" style:column-width="2.03729166666667cm" style:use-optimal-column-width="true"/>
    </style:style>
    <style:style style:name="co13" style:family="table-column">
      <style:table-column-properties fo:break-before="auto" style:column-width="3.78354166666667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83104166666667cm" style:use-optimal-column-width="true"/>
    </style:style>
    <style:style style:name="co18" style:family="table-column">
      <style:table-column-properties fo:break-before="auto" style:column-width="4.39208333333333cm" style:use-optimal-column-width="true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3.14854166666667cm" style:use-optimal-column-width="true"/>
    </style:style>
    <style:style style:name="co21" style:family="table-column">
      <style:table-column-properties fo:break-before="auto" style:column-width="4.63020833333333cm" style:use-optimal-column-width="true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3.51895833333333cm" style:use-optimal-column-width="true"/>
    </style:style>
    <style:style style:name="co24" style:family="table-column">
      <style:table-column-properties fo:break-before="auto" style:column-width="2.301875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nteen_S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3" table:number-rows-spanned="1" table:style-name="ce21">
            <text:p>Canteen Sales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style-name="ce12">
            <text:p>Date</text:p>
          </table:table-cell>
          <table:table-cell office:value-type="string" table:style-name="ce12">
            <text:p>Day</text:p>
          </table:table-cell>
          <table:table-cell office:value-type="string" table:style-name="ce12">
            <text:p>Hour</text:p>
          </table:table-cell>
          <table:table-cell office:value-type="string" table:style-name="ce12">
            <text:p>Item</text:p>
          </table:table-cell>
          <table:table-cell office:value-type="string" table:style-name="ce12">
            <text:p>Category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Quantity_Sold</text:p>
          </table:table-cell>
          <table:table-cell office:value-type="string" table:style-name="ce12">
            <text:p>Revenue</text:p>
          </table:table-cell>
          <table:table-cell office:value-type="string" table:style-name="ce12">
            <text:p>Cost</text:p>
          </table:table-cell>
          <table:table-cell office:value-type="string" table:style-name="ce12">
            <text:p>Returned</text:p>
          </table:table-cell>
          <table:table-cell office:value-type="string" table:style-name="ce13">
            <text:p>Profit</text:p>
          </table:table-cell>
          <table:table-cell office:value-type="string" table:style-name="ce12">
            <text:p>Waste</text:p>
          </table:table-cell>
          <table:table-cell office:value-type="string" table:style-name="ce12">
            <text:p>Weighted_avg</text:p>
          </table:table-cell>
          <table:table-cell office:value-type="string" table:style-name="ce12">
            <text:p>Price%</text:p>
          </table:table-cell>
          <table:table-cell table:number-columns-repeated="16370"/>
        </table:table-row>
        <table:table-row table:style-name="ro3">
          <table:table-cell office:value-type="date" office:date-value="2025-11-03T00:00:00" table:style-name="ce14">
            <text:p>11-03-25</text:p>
          </table:table-cell>
          <table:table-cell office:value-type="string" table:style-name="ce15">
            <text:p>Mon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141" table:style-name="ce18">
            <text:p>141</text:p>
          </table:table-cell>
          <table:table-cell office:value-type="float" office:value="5640" table:formula="of:=[.F3]*[.G3]" table:style-name="ce17">
            <text:p>5640</text:p>
          </table:table-cell>
          <table:table-cell office:value-type="float" office:value="137" table:style-name="ce15">
            <text:p>137</text:p>
          </table:table-cell>
          <table:table-cell office:value-type="float" office:value="1" table:style-name="ce17">
            <text:p>1</text:p>
          </table:table-cell>
          <table:table-cell office:value-type="float" office:value="-13677" table:formula="of:=([.F3]-[.I3])*[.G3]" table:style-name="ce31">
            <text:p>-13677</text:p>
          </table:table-cell>
          <table:table-cell office:value-type="percentage" office:value="7.0422535211267607E-3" table:formula="of:=[.J3]/([.G3]+[.J3])" table:style-name="ce20">
            <text:p>0.70%</text:p>
          </table:table-cell>
          <table:table-cell office:value-type="percentage" office:value="0.99295774647887325" table:formula="of:=[.L3]*[.G3]" table:style-name="ce20">
            <text:p>99.30%</text:p>
          </table:table-cell>
          <table:table-cell office:value-type="percentage" office:value="-99.832116788321173" table:formula="of:=[Canteen_Sales.$K3]/[Canteen_Sales.$I3]" table:style-name="ce30">
            <text:p>-9983%</text:p>
          </table:table-cell>
          <table:table-cell table:number-columns-repeated="16370"/>
        </table:table-row>
        <table:table-row table:style-name="ro3">
          <table:table-cell office:value-type="date" office:date-value="2025-11-07T00:00:00" table:style-name="ce14">
            <text:p>11-07-25</text:p>
          </table:table-cell>
          <table:table-cell office:value-type="string" table:style-name="ce15">
            <text:p>Fri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Juice</text:p>
          </table:table-cell>
          <table:table-cell office:value-type="string" table:style-name="ce17">
            <text:p>Beverage</text:p>
          </table:table-cell>
          <table:table-cell office:value-type="float" office:value="20" table:style-name="ce15">
            <text:p>20</text:p>
          </table:table-cell>
          <table:table-cell office:value-type="float" office:value="106" table:style-name="ce18">
            <text:p>106</text:p>
          </table:table-cell>
          <table:table-cell office:value-type="float" office:value="2120" table:formula="of:=[.F4]*[.G4]" table:style-name="ce17">
            <text:p>2120</text:p>
          </table:table-cell>
          <table:table-cell office:value-type="float" office:value="103" table:style-name="ce15">
            <text:p>103</text:p>
          </table:table-cell>
          <table:table-cell office:value-type="float" office:value="7" table:style-name="ce17">
            <text:p>7</text:p>
          </table:table-cell>
          <table:table-cell office:value-type="float" office:value="-8798" table:formula="of:=([.F4]-[.I4])*[.G4]" table:style-name="ce31">
            <text:p>-8798</text:p>
          </table:table-cell>
          <table:table-cell office:value-type="percentage" office:value="6.1946902654867256E-2" table:formula="of:=[.J4]/([.G4]+[.J4])" table:style-name="ce20">
            <text:p>6.19%</text:p>
          </table:table-cell>
          <table:table-cell office:value-type="percentage" office:value="6.5663716814159292" table:formula="of:=[.L4]*[.G4]" table:style-name="ce20">
            <text:p>656.64%</text:p>
          </table:table-cell>
          <table:table-cell office:value-type="percentage" office:value="-85.417475728155338" table:formula="of:=[Canteen_Sales.$K4]/[Canteen_Sales.$I4]" table:style-name="ce19">
            <text:p>-8542%</text:p>
          </table:table-cell>
          <table:table-cell table:number-columns-repeated="16370"/>
        </table:table-row>
        <table:table-row table:style-name="ro3">
          <table:table-cell office:value-type="date" office:date-value="2025-11-18T00:00:00" table:style-name="ce14">
            <text:p>11-18-25</text:p>
          </table:table-cell>
          <table:table-cell office:value-type="string" table:style-name="ce15">
            <text:p>Tues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50" table:style-name="ce18">
            <text:p>50</text:p>
          </table:table-cell>
          <table:table-cell office:value-type="float" office:value="2000" table:formula="of:=[.F5]*[.G5]" table:style-name="ce17">
            <text:p>2000</text:p>
          </table:table-cell>
          <table:table-cell office:value-type="float" office:value="45" table:style-name="ce15">
            <text:p>45</text:p>
          </table:table-cell>
          <table:table-cell office:value-type="float" office:value="0" table:style-name="ce17">
            <text:p>0</text:p>
          </table:table-cell>
          <table:table-cell office:value-type="float" office:value="-250" table:formula="of:=([.F5]-[.I5])*[.G5]" table:style-name="ce31">
            <text:p>-250</text:p>
          </table:table-cell>
          <table:table-cell office:value-type="float" office:value="0" table:formula="of:=[.J5]/([.G5]+[.J5])" table:style-name="ce15">
            <text:p>0</text:p>
          </table:table-cell>
          <table:table-cell office:value-type="percentage" office:value="0" table:formula="of:=[.L5]*[.G5]" table:style-name="ce20">
            <text:p>0.00%</text:p>
          </table:table-cell>
          <table:table-cell office:value-type="percentage" office:value="-5.5555555555555554" table:formula="of:=[Canteen_Sales.$K5]/[Canteen_Sales.$I5]" table:style-name="ce19">
            <text:p>-556%</text:p>
          </table:table-cell>
          <table:table-cell table:number-columns-repeated="16370"/>
        </table:table-row>
        <table:table-row table:style-name="ro3">
          <table:table-cell office:value-type="date" office:date-value="2025-11-21T00:00:00" table:style-name="ce14">
            <text:p>11-21-25</text:p>
          </table:table-cell>
          <table:table-cell office:value-type="string" table:style-name="ce15">
            <text:p>Fri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179" table:style-name="ce18">
            <text:p>179</text:p>
          </table:table-cell>
          <table:table-cell office:value-type="float" office:value="7160" table:formula="of:=[.F6]*[.G6]" table:style-name="ce17">
            <text:p>7160</text:p>
          </table:table-cell>
          <table:table-cell office:value-type="float" office:value="171" table:style-name="ce15">
            <text:p>171</text:p>
          </table:table-cell>
          <table:table-cell office:value-type="float" office:value="10" table:style-name="ce17">
            <text:p>10</text:p>
          </table:table-cell>
          <table:table-cell office:value-type="float" office:value="-23449" table:formula="of:=([.F6]-[.I6])*[.G6]" table:style-name="ce31">
            <text:p>-23449</text:p>
          </table:table-cell>
          <table:table-cell office:value-type="percentage" office:value="5.2910052910052907E-2" table:formula="of:=[.J6]/([.G6]+[.J6])" table:style-name="ce20">
            <text:p>5.29%</text:p>
          </table:table-cell>
          <table:table-cell office:value-type="percentage" office:value="9.4708994708994698" table:formula="of:=[.L6]*[.G6]" table:style-name="ce20">
            <text:p>947.09%</text:p>
          </table:table-cell>
          <table:table-cell office:value-type="percentage" office:value="-137.12865497076024" table:formula="of:=[Canteen_Sales.$K6]/[Canteen_Sales.$I6]" table:style-name="ce19">
            <text:p>-13713%</text:p>
          </table:table-cell>
          <table:table-cell table:number-columns-repeated="16370"/>
        </table:table-row>
        <table:table-row table:style-name="ro3">
          <table:table-cell office:value-type="date" office:date-value="2025-11-26T00:00:00" table:style-name="ce14">
            <text:p>11-26-25</text:p>
          </table:table-cell>
          <table:table-cell office:value-type="string" table:style-name="ce15">
            <text:p>Wednes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Juice</text:p>
          </table:table-cell>
          <table:table-cell office:value-type="string" table:style-name="ce17">
            <text:p>Beverage</text:p>
          </table:table-cell>
          <table:table-cell office:value-type="float" office:value="20" table:style-name="ce15">
            <text:p>20</text:p>
          </table:table-cell>
          <table:table-cell office:value-type="float" office:value="104" table:style-name="ce18">
            <text:p>104</text:p>
          </table:table-cell>
          <table:table-cell office:value-type="float" office:value="2080" table:formula="of:=[.F7]*[.G7]" table:style-name="ce17">
            <text:p>2080</text:p>
          </table:table-cell>
          <table:table-cell office:value-type="float" office:value="98" table:style-name="ce15">
            <text:p>98</text:p>
          </table:table-cell>
          <table:table-cell office:value-type="float" office:value="6" table:style-name="ce17">
            <text:p>6</text:p>
          </table:table-cell>
          <table:table-cell office:value-type="float" office:value="-8112" table:formula="of:=([.F7]-[.I7])*[.G7]" table:style-name="ce31">
            <text:p>-8112</text:p>
          </table:table-cell>
          <table:table-cell office:value-type="percentage" office:value="5.4545454545454543E-2" table:formula="of:=[.J7]/([.G7]+[.J7])" table:style-name="ce20">
            <text:p>5.45%</text:p>
          </table:table-cell>
          <table:table-cell office:value-type="percentage" office:value="5.6727272727272728" table:formula="of:=[.L7]*[.G7]" table:style-name="ce20">
            <text:p>567.27%</text:p>
          </table:table-cell>
          <table:table-cell office:value-type="percentage" office:value="-82.775510204081627" table:formula="of:=[Canteen_Sales.$K7]/[Canteen_Sales.$I7]" table:style-name="ce19">
            <text:p>-8278%</text:p>
          </table:table-cell>
          <table:table-cell table:number-columns-repeated="16370"/>
        </table:table-row>
        <table:table-row table:style-name="ro3">
          <table:table-cell office:value-type="date" office:date-value="2025-12-02T00:00:00" table:style-name="ce14">
            <text:p>12-02-25</text:p>
          </table:table-cell>
          <table:table-cell office:value-type="string" table:style-name="ce15">
            <text:p>Tues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Juice</text:p>
          </table:table-cell>
          <table:table-cell office:value-type="string" table:style-name="ce17">
            <text:p>Beverage</text:p>
          </table:table-cell>
          <table:table-cell office:value-type="float" office:value="20" table:style-name="ce15">
            <text:p>20</text:p>
          </table:table-cell>
          <table:table-cell office:value-type="float" office:value="108" table:style-name="ce18">
            <text:p>108</text:p>
          </table:table-cell>
          <table:table-cell office:value-type="float" office:value="2160" table:formula="of:=[.F8]*[.G8]" table:style-name="ce17">
            <text:p>2160</text:p>
          </table:table-cell>
          <table:table-cell office:value-type="float" office:value="102" table:style-name="ce15">
            <text:p>102</text:p>
          </table:table-cell>
          <table:table-cell office:value-type="float" office:value="9" table:style-name="ce17">
            <text:p>9</text:p>
          </table:table-cell>
          <table:table-cell office:value-type="float" office:value="-8856" table:formula="of:=([.F8]-[.I8])*[.G8]" table:style-name="ce31">
            <text:p>-8856</text:p>
          </table:table-cell>
          <table:table-cell office:value-type="percentage" office:value="7.6923076923076927E-2" table:formula="of:=[.J8]/([.G8]+[.J8])" table:style-name="ce20">
            <text:p>7.69%</text:p>
          </table:table-cell>
          <table:table-cell office:value-type="percentage" office:value="8.3076923076923084" table:formula="of:=[.L8]*[.G8]" table:style-name="ce20">
            <text:p>830.77%</text:p>
          </table:table-cell>
          <table:table-cell office:value-type="percentage" office:value="-86.82352941176471" table:formula="of:=[Canteen_Sales.$K8]/[Canteen_Sales.$I8]" table:style-name="ce19">
            <text:p>-8682%</text:p>
          </table:table-cell>
          <table:table-cell table:number-columns-repeated="16370"/>
        </table:table-row>
        <table:table-row table:style-name="ro3">
          <table:table-cell office:value-type="date" office:date-value="2025-12-03T00:00:00" table:style-name="ce14">
            <text:p>12-03-25</text:p>
          </table:table-cell>
          <table:table-cell office:value-type="string" table:style-name="ce15">
            <text:p>Wednes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93" table:style-name="ce18">
            <text:p>93</text:p>
          </table:table-cell>
          <table:table-cell office:value-type="float" office:value="3720" table:formula="of:=[.F9]*[.G9]" table:style-name="ce17">
            <text:p>3720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7">
            <text:p>1</text:p>
          </table:table-cell>
          <table:table-cell office:value-type="float" office:value="-4464" table:formula="of:=([.F9]-[.I9])*[.G9]" table:style-name="ce31">
            <text:p>-4464</text:p>
          </table:table-cell>
          <table:table-cell office:value-type="percentage" office:value="1.0638297872340425E-2" table:formula="of:=[.J9]/([.G9]+[.J9])" table:style-name="ce20">
            <text:p>1.06%</text:p>
          </table:table-cell>
          <table:table-cell office:value-type="percentage" office:value="0.9893617021276595" table:formula="of:=[.L9]*[.G9]" table:style-name="ce20">
            <text:p>98.94%</text:p>
          </table:table-cell>
          <table:table-cell office:value-type="percentage" office:value="-50.727272727272727" table:formula="of:=[Canteen_Sales.$K9]/[Canteen_Sales.$I9]" table:style-name="ce19">
            <text:p>-5073%</text:p>
          </table:table-cell>
          <table:table-cell table:number-columns-repeated="16370"/>
        </table:table-row>
        <table:table-row table:style-name="ro3">
          <table:table-cell office:value-type="date" office:date-value="2025-12-06T00:00:00" table:style-name="ce14">
            <text:p>12-06-25</text:p>
          </table:table-cell>
          <table:table-cell office:value-type="string" table:style-name="ce15">
            <text:p>Satur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Juice</text:p>
          </table:table-cell>
          <table:table-cell office:value-type="string" table:style-name="ce17">
            <text:p>Beverage</text:p>
          </table:table-cell>
          <table:table-cell office:value-type="float" office:value="20" table:style-name="ce15">
            <text:p>20</text:p>
          </table:table-cell>
          <table:table-cell office:value-type="float" office:value="73" table:style-name="ce18">
            <text:p>73</text:p>
          </table:table-cell>
          <table:table-cell office:value-type="float" office:value="1460" table:formula="of:=[.F10]*[.G10]" table:style-name="ce17">
            <text:p>1460</text:p>
          </table:table-cell>
          <table:table-cell office:value-type="float" office:value="67" table:style-name="ce15">
            <text:p>67</text:p>
          </table:table-cell>
          <table:table-cell office:value-type="float" office:value="4" table:style-name="ce17">
            <text:p>4</text:p>
          </table:table-cell>
          <table:table-cell office:value-type="float" office:value="-3431" table:formula="of:=([.F10]-[.I10])*[.G10]" table:style-name="ce31">
            <text:p>-3431</text:p>
          </table:table-cell>
          <table:table-cell office:value-type="percentage" office:value="5.1948051948051951E-2" table:formula="of:=[.J10]/([.G10]+[.J10])" table:style-name="ce20">
            <text:p>5.19%</text:p>
          </table:table-cell>
          <table:table-cell office:value-type="percentage" office:value="3.7922077922077926" table:formula="of:=[.L10]*[.G10]" table:style-name="ce20">
            <text:p>379.22%</text:p>
          </table:table-cell>
          <table:table-cell office:value-type="percentage" office:value="-51.208955223880594" table:formula="of:=[Canteen_Sales.$K10]/[Canteen_Sales.$I10]" table:style-name="ce19">
            <text:p>-5121%</text:p>
          </table:table-cell>
          <table:table-cell table:number-columns-repeated="16370"/>
        </table:table-row>
        <table:table-row table:style-name="ro3">
          <table:table-cell office:value-type="date" office:date-value="2025-12-09T00:00:00" table:style-name="ce14">
            <text:p>12-09-25</text:p>
          </table:table-cell>
          <table:table-cell office:value-type="string" table:style-name="ce15">
            <text:p>Tues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191" table:style-name="ce18">
            <text:p>191</text:p>
          </table:table-cell>
          <table:table-cell office:value-type="float" office:value="7640" table:formula="of:=[.F11]*[.G11]" table:style-name="ce17">
            <text:p>7640</text:p>
          </table:table-cell>
          <table:table-cell office:value-type="float" office:value="187" table:style-name="ce15">
            <text:p>187</text:p>
          </table:table-cell>
          <table:table-cell office:value-type="float" office:value="0" table:style-name="ce17">
            <text:p>0</text:p>
          </table:table-cell>
          <table:table-cell office:value-type="float" office:value="-28077" table:formula="of:=([.F11]-[.I11])*[.G11]" table:style-name="ce31">
            <text:p>-28077</text:p>
          </table:table-cell>
          <table:table-cell office:value-type="float" office:value="0" table:formula="of:=[.J11]/([.G11]+[.J11])" table:style-name="ce15">
            <text:p>0</text:p>
          </table:table-cell>
          <table:table-cell office:value-type="percentage" office:value="0" table:formula="of:=[.L11]*[.G11]" table:style-name="ce20">
            <text:p>0.00%</text:p>
          </table:table-cell>
          <table:table-cell office:value-type="percentage" office:value="-150.14438502673798" table:formula="of:=[Canteen_Sales.$K11]/[Canteen_Sales.$I11]" table:style-name="ce19">
            <text:p>-15014%</text:p>
          </table:table-cell>
          <table:table-cell table:number-columns-repeated="16370"/>
        </table:table-row>
        <table:table-row table:style-name="ro3">
          <table:table-cell office:value-type="date" office:date-value="2025-12-11T00:00:00" table:style-name="ce14">
            <text:p>12-11-25</text:p>
          </table:table-cell>
          <table:table-cell office:value-type="string" table:style-name="ce15">
            <text:p>Thurs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Juice</text:p>
          </table:table-cell>
          <table:table-cell office:value-type="string" table:style-name="ce17">
            <text:p>Beverage</text:p>
          </table:table-cell>
          <table:table-cell office:value-type="float" office:value="20" table:style-name="ce15">
            <text:p>20</text:p>
          </table:table-cell>
          <table:table-cell office:value-type="float" office:value="51" table:style-name="ce18">
            <text:p>51</text:p>
          </table:table-cell>
          <table:table-cell office:value-type="float" office:value="1020" table:formula="of:=[.F12]*[.G12]" table:style-name="ce17">
            <text:p>1020</text:p>
          </table:table-cell>
          <table:table-cell office:value-type="float" office:value="43" table:style-name="ce15">
            <text:p>43</text:p>
          </table:table-cell>
          <table:table-cell office:value-type="float" office:value="10" table:style-name="ce17">
            <text:p>10</text:p>
          </table:table-cell>
          <table:table-cell office:value-type="float" office:value="-1173" table:formula="of:=([.F12]-[.I12])*[.G12]" table:style-name="ce31">
            <text:p>-1173</text:p>
          </table:table-cell>
          <table:table-cell office:value-type="percentage" office:value="0.16393442622950818" table:formula="of:=[.J12]/([.G12]+[.J12])" table:style-name="ce20">
            <text:p>16.39%</text:p>
          </table:table-cell>
          <table:table-cell office:value-type="percentage" office:value="8.3606557377049171" table:formula="of:=[.L12]*[.G12]" table:style-name="ce20">
            <text:p>836.07%</text:p>
          </table:table-cell>
          <table:table-cell office:value-type="percentage" office:value="-27.279069767441861" table:formula="of:=[Canteen_Sales.$K12]/[Canteen_Sales.$I12]" table:style-name="ce19">
            <text:p>-2728%</text:p>
          </table:table-cell>
          <table:table-cell table:number-columns-repeated="16370"/>
        </table:table-row>
        <table:table-row table:style-name="ro3">
          <table:table-cell office:value-type="date" office:date-value="2025-12-13T00:00:00" table:style-name="ce14">
            <text:p>12-13-25</text:p>
          </table:table-cell>
          <table:table-cell office:value-type="string" table:style-name="ce15">
            <text:p>Satur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Cofee</text:p>
          </table:table-cell>
          <table:table-cell office:value-type="string" table:style-name="ce17">
            <text:p>Beverage</text:p>
          </table:table-cell>
          <table:table-cell office:value-type="float" office:value="40" table:style-name="ce15">
            <text:p>40</text:p>
          </table:table-cell>
          <table:table-cell office:value-type="float" office:value="72" table:style-name="ce18">
            <text:p>72</text:p>
          </table:table-cell>
          <table:table-cell office:value-type="float" office:value="2880" table:formula="of:=[.F13]*[.G13]" table:style-name="ce17">
            <text:p>2880</text:p>
          </table:table-cell>
          <table:table-cell office:value-type="float" office:value="69" table:style-name="ce15">
            <text:p>69</text:p>
          </table:table-cell>
          <table:table-cell office:value-type="float" office:value="5" table:style-name="ce17">
            <text:p>5</text:p>
          </table:table-cell>
          <table:table-cell office:value-type="float" office:value="-2088" table:formula="of:=([.F13]-[.I13])*[.G13]" table:style-name="ce31">
            <text:p>-2088</text:p>
          </table:table-cell>
          <table:table-cell office:value-type="percentage" office:value="6.4935064935064929E-2" table:formula="of:=[.J13]/([.G13]+[.J13])" table:style-name="ce20">
            <text:p>6.49%</text:p>
          </table:table-cell>
          <table:table-cell office:value-type="percentage" office:value="4.6753246753246751" table:formula="of:=[.L13]*[.G13]" table:style-name="ce20">
            <text:p>467.53%</text:p>
          </table:table-cell>
          <table:table-cell office:value-type="percentage" office:value="-30.260869565217391" table:formula="of:=[Canteen_Sales.$K13]/[Canteen_Sales.$I13]" table:style-name="ce19">
            <text:p>-3026%</text:p>
          </table:table-cell>
          <table:table-cell table:number-columns-repeated="16370"/>
        </table:table-row>
        <table:table-row table:style-name="ro3">
          <table:table-cell office:value-type="date" office:date-value="2025-11-06T00:00:00" table:style-name="ce14">
            <text:p>11-06-25</text:p>
          </table:table-cell>
          <table:table-cell office:value-type="string" table:style-name="ce15">
            <text:p>Thurs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Samosa</text:p>
          </table:table-cell>
          <table:table-cell office:value-type="string" table:style-name="ce17">
            <text:p>Food</text:p>
          </table:table-cell>
          <table:table-cell office:value-type="float" office:value="50" table:style-name="ce15">
            <text:p>50</text:p>
          </table:table-cell>
          <table:table-cell office:value-type="float" office:value="181" table:style-name="ce18">
            <text:p>181</text:p>
          </table:table-cell>
          <table:table-cell office:value-type="float" office:value="9050" table:formula="of:=[.F14]*[.G14]" table:style-name="ce17">
            <text:p>9050</text:p>
          </table:table-cell>
          <table:table-cell office:value-type="float" office:value="174" table:style-name="ce15">
            <text:p>174</text:p>
          </table:table-cell>
          <table:table-cell office:value-type="float" office:value="8" table:style-name="ce17">
            <text:p>8</text:p>
          </table:table-cell>
          <table:table-cell office:value-type="float" office:value="-22444" table:formula="of:=([.F14]-[.I14])*[.G14]" table:style-name="ce31">
            <text:p>-22444</text:p>
          </table:table-cell>
          <table:table-cell office:value-type="percentage" office:value="4.2328042328042326E-2" table:formula="of:=[.J14]/([.G14]+[.J14])" table:style-name="ce20">
            <text:p>4.23%</text:p>
          </table:table-cell>
          <table:table-cell office:value-type="percentage" office:value="7.6613756613756614" table:formula="of:=[.L14]*[.G14]" table:style-name="ce20">
            <text:p>766.14%</text:p>
          </table:table-cell>
          <table:table-cell office:value-type="percentage" office:value="-128.98850574712642" table:formula="of:=[Canteen_Sales.$K14]/[Canteen_Sales.$I14]" table:style-name="ce19">
            <text:p>-12899%</text:p>
          </table:table-cell>
          <table:table-cell table:number-columns-repeated="16370"/>
        </table:table-row>
        <table:table-row table:style-name="ro3">
          <table:table-cell office:value-type="date" office:date-value="2025-11-10T00:00:00" table:style-name="ce14">
            <text:p>11-10-25</text:p>
          </table:table-cell>
          <table:table-cell office:value-type="string" table:style-name="ce15">
            <text:p>Mon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French fries</text:p>
          </table:table-cell>
          <table:table-cell office:value-type="string" table:style-name="ce17">
            <text:p>Food</text:p>
          </table:table-cell>
          <table:table-cell office:value-type="float" office:value="60" table:style-name="ce15">
            <text:p>60</text:p>
          </table:table-cell>
          <table:table-cell office:value-type="float" office:value="89" table:style-name="ce18">
            <text:p>89</text:p>
          </table:table-cell>
          <table:table-cell office:value-type="float" office:value="5340" table:formula="of:=[.F15]*[.G15]" table:style-name="ce17">
            <text:p>5340</text:p>
          </table:table-cell>
          <table:table-cell office:value-type="float" office:value="82" table:style-name="ce15">
            <text:p>82</text:p>
          </table:table-cell>
          <table:table-cell office:value-type="float" office:value="9" table:style-name="ce17">
            <text:p>9</text:p>
          </table:table-cell>
          <table:table-cell office:value-type="float" office:value="-1958" table:formula="of:=([.F15]-[.I15])*[.G15]" table:style-name="ce31">
            <text:p>-1958</text:p>
          </table:table-cell>
          <table:table-cell office:value-type="percentage" office:value="9.1836734693877556E-2" table:formula="of:=[.J15]/([.G15]+[.J15])" table:style-name="ce20">
            <text:p>9.18%</text:p>
          </table:table-cell>
          <table:table-cell office:value-type="percentage" office:value="8.1734693877551017" table:formula="of:=[.L15]*[.G15]" table:style-name="ce20">
            <text:p>817.35%</text:p>
          </table:table-cell>
          <table:table-cell office:value-type="percentage" office:value="-23.878048780487806" table:formula="of:=[Canteen_Sales.$K15]/[Canteen_Sales.$I15]" table:style-name="ce19">
            <text:p>-2388%</text:p>
          </table:table-cell>
          <table:table-cell table:number-columns-repeated="16370"/>
        </table:table-row>
        <table:table-row table:style-name="ro3">
          <table:table-cell office:value-type="date" office:date-value="2025-11-14T00:00:00" table:style-name="ce14">
            <text:p>11-14-25</text:p>
          </table:table-cell>
          <table:table-cell office:value-type="string" table:style-name="ce15">
            <text:p>Fri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Samosa</text:p>
          </table:table-cell>
          <table:table-cell office:value-type="string" table:style-name="ce17">
            <text:p>Food</text:p>
          </table:table-cell>
          <table:table-cell office:value-type="float" office:value="50" table:style-name="ce15">
            <text:p>50</text:p>
          </table:table-cell>
          <table:table-cell office:value-type="float" office:value="66" table:style-name="ce18">
            <text:p>66</text:p>
          </table:table-cell>
          <table:table-cell office:value-type="float" office:value="3300" table:formula="of:=[.F16]*[.G16]" table:style-name="ce17">
            <text:p>3300</text:p>
          </table:table-cell>
          <table:table-cell office:value-type="float" office:value="61" table:style-name="ce15">
            <text:p>61</text:p>
          </table:table-cell>
          <table:table-cell office:value-type="float" office:value="10" table:style-name="ce17">
            <text:p>10</text:p>
          </table:table-cell>
          <table:table-cell office:value-type="float" office:value="-726" table:formula="of:=([.F16]-[.I16])*[.G16]" table:style-name="ce31">
            <text:p>-726</text:p>
          </table:table-cell>
          <table:table-cell office:value-type="percentage" office:value="0.13157894736842105" table:formula="of:=[.J16]/([.G16]+[.J16])" table:style-name="ce20">
            <text:p>13.16%</text:p>
          </table:table-cell>
          <table:table-cell office:value-type="percentage" office:value="8.6842105263157894" table:formula="of:=[.L16]*[.G16]" table:style-name="ce20">
            <text:p>868.42%</text:p>
          </table:table-cell>
          <table:table-cell office:value-type="percentage" office:value="-11.901639344262295" table:formula="of:=[Canteen_Sales.$K16]/[Canteen_Sales.$I16]" table:style-name="ce19">
            <text:p>-1190%</text:p>
          </table:table-cell>
          <table:table-cell table:number-columns-repeated="16370"/>
        </table:table-row>
        <table:table-row table:style-name="ro3">
          <table:table-cell office:value-type="date" office:date-value="2025-11-20T00:00:00" table:style-name="ce14">
            <text:p>11-20-25</text:p>
          </table:table-cell>
          <table:table-cell office:value-type="string" table:style-name="ce15">
            <text:p>Thurs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Samosa</text:p>
          </table:table-cell>
          <table:table-cell office:value-type="string" table:style-name="ce17">
            <text:p>Food</text:p>
          </table:table-cell>
          <table:table-cell office:value-type="float" office:value="50" table:style-name="ce15">
            <text:p>50</text:p>
          </table:table-cell>
          <table:table-cell office:value-type="float" office:value="151" table:style-name="ce18">
            <text:p>151</text:p>
          </table:table-cell>
          <table:table-cell office:value-type="float" office:value="7550" table:formula="of:=[.F17]*[.G17]" table:style-name="ce17">
            <text:p>7550</text:p>
          </table:table-cell>
          <table:table-cell office:value-type="float" office:value="148" table:style-name="ce15">
            <text:p>148</text:p>
          </table:table-cell>
          <table:table-cell office:value-type="float" office:value="1" table:style-name="ce17">
            <text:p>1</text:p>
          </table:table-cell>
          <table:table-cell office:value-type="float" office:value="-14798" table:formula="of:=([.F17]-[.I17])*[.G17]" table:style-name="ce31">
            <text:p>-14798</text:p>
          </table:table-cell>
          <table:table-cell office:value-type="percentage" office:value="6.5789473684210523E-3" table:formula="of:=[.J17]/([.G17]+[.J17])" table:style-name="ce20">
            <text:p>0.66%</text:p>
          </table:table-cell>
          <table:table-cell office:value-type="percentage" office:value="0.99342105263157887" table:formula="of:=[.L17]*[.G17]" table:style-name="ce20">
            <text:p>99.34%</text:p>
          </table:table-cell>
          <table:table-cell office:value-type="percentage" office:value="-99.986486486486484" table:formula="of:=[Canteen_Sales.$K17]/[Canteen_Sales.$I17]" table:style-name="ce19">
            <text:p>-9999%</text:p>
          </table:table-cell>
          <table:table-cell table:number-columns-repeated="16370"/>
        </table:table-row>
        <table:table-row table:style-name="ro3">
          <table:table-cell office:value-type="date" office:date-value="2025-11-27T00:00:00" table:style-name="ce14">
            <text:p>11-27-25</text:p>
          </table:table-cell>
          <table:table-cell office:value-type="string" table:style-name="ce15">
            <text:p>Thurs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French fries</text:p>
          </table:table-cell>
          <table:table-cell office:value-type="string" table:style-name="ce17">
            <text:p>Food</text:p>
          </table:table-cell>
          <table:table-cell office:value-type="float" office:value="60" table:style-name="ce15">
            <text:p>60</text:p>
          </table:table-cell>
          <table:table-cell office:value-type="float" office:value="79" table:style-name="ce18">
            <text:p>79</text:p>
          </table:table-cell>
          <table:table-cell office:value-type="float" office:value="4740" table:formula="of:=[.F18]*[.G18]" table:style-name="ce17">
            <text:p>4740</text:p>
          </table:table-cell>
          <table:table-cell office:value-type="float" office:value="71" table:style-name="ce15">
            <text:p>71</text:p>
          </table:table-cell>
          <table:table-cell office:value-type="float" office:value="2" table:style-name="ce17">
            <text:p>2</text:p>
          </table:table-cell>
          <table:table-cell office:value-type="float" office:value="-869" table:formula="of:=([.F18]-[.I18])*[.G18]" table:style-name="ce31">
            <text:p>-869</text:p>
          </table:table-cell>
          <table:table-cell office:value-type="percentage" office:value="2.4691358024691357E-2" table:formula="of:=[.J18]/([.G18]+[.J18])" table:style-name="ce20">
            <text:p>2.47%</text:p>
          </table:table-cell>
          <table:table-cell office:value-type="percentage" office:value="1.9506172839506171" table:formula="of:=[.L18]*[.G18]" table:style-name="ce20">
            <text:p>195.06%</text:p>
          </table:table-cell>
          <table:table-cell office:value-type="percentage" office:value="-12.23943661971831" table:formula="of:=[Canteen_Sales.$K18]/[Canteen_Sales.$I18]" table:style-name="ce19">
            <text:p>-1224%</text:p>
          </table:table-cell>
          <table:table-cell table:number-columns-repeated="16370"/>
        </table:table-row>
        <table:table-row table:style-name="ro3">
          <table:table-cell office:value-type="date" office:date-value="2025-12-01T00:00:00" table:style-name="ce14">
            <text:p>12-01-25</text:p>
          </table:table-cell>
          <table:table-cell office:value-type="string" table:style-name="ce15">
            <text:p>Mon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Samosa</text:p>
          </table:table-cell>
          <table:table-cell office:value-type="string" table:style-name="ce17">
            <text:p>Food</text:p>
          </table:table-cell>
          <table:table-cell office:value-type="float" office:value="50" table:style-name="ce15">
            <text:p>50</text:p>
          </table:table-cell>
          <table:table-cell office:value-type="float" office:value="118" table:style-name="ce18">
            <text:p>118</text:p>
          </table:table-cell>
          <table:table-cell office:value-type="float" office:value="5900" table:formula="of:=[.F19]*[.G19]" table:style-name="ce17">
            <text:p>5900</text:p>
          </table:table-cell>
          <table:table-cell office:value-type="float" office:value="112" table:style-name="ce15">
            <text:p>112</text:p>
          </table:table-cell>
          <table:table-cell office:value-type="float" office:value="4" table:style-name="ce17">
            <text:p>4</text:p>
          </table:table-cell>
          <table:table-cell office:value-type="float" office:value="-7316" table:formula="of:=([.F19]-[.I19])*[.G19]" table:style-name="ce31">
            <text:p>-7316</text:p>
          </table:table-cell>
          <table:table-cell office:value-type="percentage" office:value="3.2786885245901641E-2" table:formula="of:=[.J19]/([.G19]+[.J19])" table:style-name="ce20">
            <text:p>3.28%</text:p>
          </table:table-cell>
          <table:table-cell office:value-type="percentage" office:value="3.8688524590163937" table:formula="of:=[.L19]*[.G19]" table:style-name="ce20">
            <text:p>386.89%</text:p>
          </table:table-cell>
          <table:table-cell office:value-type="percentage" office:value="-65.321428571428569" table:formula="of:=[Canteen_Sales.$K19]/[Canteen_Sales.$I19]" table:style-name="ce19">
            <text:p>-6532%</text:p>
          </table:table-cell>
          <table:table-cell table:number-columns-repeated="16370"/>
        </table:table-row>
        <table:table-row table:style-name="ro3">
          <table:table-cell office:value-type="date" office:date-value="2025-12-04T00:00:00" table:style-name="ce14">
            <text:p>12-04-25</text:p>
          </table:table-cell>
          <table:table-cell office:value-type="string" table:style-name="ce15">
            <text:p>Thurs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French fries</text:p>
          </table:table-cell>
          <table:table-cell office:value-type="string" table:style-name="ce17">
            <text:p>Food</text:p>
          </table:table-cell>
          <table:table-cell office:value-type="float" office:value="60" table:style-name="ce15">
            <text:p>60</text:p>
          </table:table-cell>
          <table:table-cell office:value-type="float" office:value="139" table:style-name="ce18">
            <text:p>139</text:p>
          </table:table-cell>
          <table:table-cell office:value-type="float" office:value="8340" table:formula="of:=[.F20]*[.G20]" table:style-name="ce17">
            <text:p>8340</text:p>
          </table:table-cell>
          <table:table-cell office:value-type="float" office:value="131" table:style-name="ce15">
            <text:p>131</text:p>
          </table:table-cell>
          <table:table-cell office:value-type="float" office:value="5" table:style-name="ce17">
            <text:p>5</text:p>
          </table:table-cell>
          <table:table-cell office:value-type="float" office:value="-9869" table:formula="of:=([.F20]-[.I20])*[.G20]" table:style-name="ce31">
            <text:p>-9869</text:p>
          </table:table-cell>
          <table:table-cell office:value-type="percentage" office:value="3.4722222222222224E-2" table:formula="of:=[.J20]/([.G20]+[.J20])" table:style-name="ce20">
            <text:p>3.47%</text:p>
          </table:table-cell>
          <table:table-cell office:value-type="percentage" office:value="4.8263888888888893" table:formula="of:=[.L20]*[.G20]" table:style-name="ce20">
            <text:p>482.64%</text:p>
          </table:table-cell>
          <table:table-cell office:value-type="percentage" office:value="-75.335877862595424" table:formula="of:=[Canteen_Sales.$K20]/[Canteen_Sales.$I20]" table:style-name="ce19">
            <text:p>-7534%</text:p>
          </table:table-cell>
          <table:table-cell table:number-columns-repeated="16370"/>
        </table:table-row>
        <table:table-row table:style-name="ro3">
          <table:table-cell office:value-type="date" office:date-value="2025-12-08T00:00:00" table:style-name="ce14">
            <text:p>12-08-25</text:p>
          </table:table-cell>
          <table:table-cell office:value-type="string" table:style-name="ce15">
            <text:p>Mon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Samosa</text:p>
          </table:table-cell>
          <table:table-cell office:value-type="string" table:style-name="ce17">
            <text:p>Food</text:p>
          </table:table-cell>
          <table:table-cell office:value-type="float" office:value="50" table:style-name="ce15">
            <text:p>50</text:p>
          </table:table-cell>
          <table:table-cell office:value-type="float" office:value="195" table:style-name="ce18">
            <text:p>195</text:p>
          </table:table-cell>
          <table:table-cell office:value-type="float" office:value="9750" table:formula="of:=[.F21]*[.G21]" table:style-name="ce17">
            <text:p>9750</text:p>
          </table:table-cell>
          <table:table-cell office:value-type="float" office:value="187" table:style-name="ce15">
            <text:p>187</text:p>
          </table:table-cell>
          <table:table-cell office:value-type="float" office:value="9" table:style-name="ce17">
            <text:p>9</text:p>
          </table:table-cell>
          <table:table-cell office:value-type="float" office:value="-26715" table:formula="of:=([.F21]-[.I21])*[.G21]" table:style-name="ce31">
            <text:p>-26715</text:p>
          </table:table-cell>
          <table:table-cell office:value-type="percentage" office:value="4.4117647058823532E-2" table:formula="of:=[.J21]/([.G21]+[.J21])" table:style-name="ce20">
            <text:p>4.41%</text:p>
          </table:table-cell>
          <table:table-cell office:value-type="percentage" office:value="8.6029411764705888" table:formula="of:=[.L21]*[.G21]" table:style-name="ce20">
            <text:p>860.29%</text:p>
          </table:table-cell>
          <table:table-cell office:value-type="percentage" office:value="-142.86096256684493" table:formula="of:=[Canteen_Sales.$K21]/[Canteen_Sales.$I21]" table:style-name="ce19">
            <text:p>-14286%</text:p>
          </table:table-cell>
          <table:table-cell table:number-columns-repeated="16370"/>
        </table:table-row>
        <table:table-row table:style-name="ro3">
          <table:table-cell office:value-type="date" office:date-value="2025-12-10T00:00:00" table:style-name="ce14">
            <text:p>12-10-25</text:p>
          </table:table-cell>
          <table:table-cell office:value-type="string" table:style-name="ce15">
            <text:p>Wednes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French fries</text:p>
          </table:table-cell>
          <table:table-cell office:value-type="string" table:style-name="ce17">
            <text:p>Food</text:p>
          </table:table-cell>
          <table:table-cell office:value-type="float" office:value="60" table:style-name="ce15">
            <text:p>60</text:p>
          </table:table-cell>
          <table:table-cell office:value-type="float" office:value="74" table:style-name="ce18">
            <text:p>74</text:p>
          </table:table-cell>
          <table:table-cell office:value-type="float" office:value="4440" table:formula="of:=[.F22]*[.G22]" table:style-name="ce17">
            <text:p>4440</text:p>
          </table:table-cell>
          <table:table-cell office:value-type="float" office:value="68" table:style-name="ce15">
            <text:p>68</text:p>
          </table:table-cell>
          <table:table-cell office:value-type="float" office:value="3" table:style-name="ce17">
            <text:p>3</text:p>
          </table:table-cell>
          <table:table-cell office:value-type="float" office:value="-592" table:formula="of:=([.F22]-[.I22])*[.G22]" table:style-name="ce31">
            <text:p>-592</text:p>
          </table:table-cell>
          <table:table-cell office:value-type="percentage" office:value="3.896103896103896E-2" table:formula="of:=[.J22]/([.G22]+[.J22])" table:style-name="ce20">
            <text:p>3.90%</text:p>
          </table:table-cell>
          <table:table-cell office:value-type="percentage" office:value="2.883116883116883" table:formula="of:=[.L22]*[.G22]" table:style-name="ce20">
            <text:p>288.31%</text:p>
          </table:table-cell>
          <table:table-cell office:value-type="percentage" office:value="-8.7058823529411757" table:formula="of:=[Canteen_Sales.$K22]/[Canteen_Sales.$I22]" table:style-name="ce19">
            <text:p>-871%</text:p>
          </table:table-cell>
          <table:table-cell table:number-columns-repeated="16370"/>
        </table:table-row>
        <table:table-row table:style-name="ro3">
          <table:table-cell office:value-type="date" office:date-value="2025-11-04T00:00:00" table:style-name="ce14">
            <text:p>11-04-25</text:p>
          </table:table-cell>
          <table:table-cell office:value-type="string" table:style-name="ce15">
            <text:p>Tues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10" table:style-name="ce18">
            <text:p>110</text:p>
          </table:table-cell>
          <table:table-cell office:value-type="float" office:value="2200" table:formula="of:=[.F23]*[.G23]" table:style-name="ce17">
            <text:p>2200</text:p>
          </table:table-cell>
          <table:table-cell office:value-type="float" office:value="106" table:style-name="ce15">
            <text:p>106</text:p>
          </table:table-cell>
          <table:table-cell office:value-type="float" office:value="5" table:style-name="ce17">
            <text:p>5</text:p>
          </table:table-cell>
          <table:table-cell office:value-type="float" office:value="-9460" table:formula="of:=([.F23]-[.I23])*[.G23]" table:style-name="ce31">
            <text:p>-9460</text:p>
          </table:table-cell>
          <table:table-cell office:value-type="percentage" office:value="4.3478260869565216E-2" table:formula="of:=[.J23]/([.G23]+[.J23])" table:style-name="ce20">
            <text:p>4.35%</text:p>
          </table:table-cell>
          <table:table-cell office:value-type="percentage" office:value="4.7826086956521738" table:formula="of:=[.L23]*[.G23]" table:style-name="ce20">
            <text:p>478.26%</text:p>
          </table:table-cell>
          <table:table-cell office:value-type="percentage" office:value="-89.245283018867923" table:formula="of:=[Canteen_Sales.$K23]/[Canteen_Sales.$I23]" table:style-name="ce19">
            <text:p>-8925%</text:p>
          </table:table-cell>
          <table:table-cell table:number-columns-repeated="16370"/>
        </table:table-row>
        <table:table-row table:style-name="ro4">
          <table:table-cell office:value-type="date" office:date-value="2025-11-05T00:00:00" table:style-name="ce14">
            <text:p>11-05-25</text:p>
          </table:table-cell>
          <table:table-cell office:value-type="string" table:style-name="ce15">
            <text:p>Wednes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58" table:style-name="ce18">
            <text:p>58</text:p>
          </table:table-cell>
          <table:table-cell office:value-type="float" office:value="1740" table:formula="of:=[.F24]*[.G24]" table:style-name="ce17">
            <text:p>1740</text:p>
          </table:table-cell>
          <table:table-cell office:value-type="float" office:value="53" table:style-name="ce15">
            <text:p>53</text:p>
          </table:table-cell>
          <table:table-cell office:value-type="float" office:value="10" table:style-name="ce17">
            <text:p>10</text:p>
          </table:table-cell>
          <table:table-cell office:value-type="float" office:value="-1334" table:formula="of:=([.F24]-[.I24])*[.G24]" table:style-name="ce31">
            <text:p>-1334</text:p>
          </table:table-cell>
          <table:table-cell office:value-type="percentage" office:value="0.14705882352941177" table:formula="of:=[.J24]/([.G24]+[.J24])" table:style-name="ce20">
            <text:p>14.71%</text:p>
          </table:table-cell>
          <table:table-cell office:value-type="percentage" office:value="8.5294117647058822" table:formula="of:=[.L24]*[.G24]" table:style-name="ce20">
            <text:p>852.94%</text:p>
          </table:table-cell>
          <table:table-cell office:value-type="percentage" office:value="-25.169811320754718" table:formula="of:=[Canteen_Sales.$K24]/[Canteen_Sales.$I24]" table:style-name="ce32">
            <text:p>-2517%</text:p>
          </table:table-cell>
          <table:table-cell table:number-columns-repeated="16370"/>
        </table:table-row>
        <table:table-row table:style-name="ro3">
          <table:table-cell office:value-type="date" office:date-value="2025-11-11T00:00:00" table:style-name="ce14">
            <text:p>11-11-25</text:p>
          </table:table-cell>
          <table:table-cell office:value-type="string" table:style-name="ce15">
            <text:p>Tues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35" table:style-name="ce18">
            <text:p>135</text:p>
          </table:table-cell>
          <table:table-cell office:value-type="float" office:value="2700" table:formula="of:=[.F25]*[.G25]" table:style-name="ce17">
            <text:p>2700</text:p>
          </table:table-cell>
          <table:table-cell office:value-type="float" office:value="128" table:style-name="ce15">
            <text:p>128</text:p>
          </table:table-cell>
          <table:table-cell office:value-type="float" office:value="5" table:style-name="ce17">
            <text:p>5</text:p>
          </table:table-cell>
          <table:table-cell office:value-type="float" office:value="-14580" table:formula="of:=([.F25]-[.I25])*[.G25]" table:style-name="ce31">
            <text:p>-14580</text:p>
          </table:table-cell>
          <table:table-cell office:value-type="percentage" office:value="3.5714285714285712E-2" table:formula="of:=[.J25]/([.G25]+[.J25])" table:style-name="ce20">
            <text:p>3.57%</text:p>
          </table:table-cell>
          <table:table-cell office:value-type="percentage" office:value="4.8214285714285712" table:formula="of:=[.L25]*[.G25]" table:style-name="ce20">
            <text:p>482.14%</text:p>
          </table:table-cell>
          <table:table-cell office:value-type="percentage" office:value="-113.90625" table:formula="of:=[Canteen_Sales.$K25]/[Canteen_Sales.$I25]" table:style-name="ce19">
            <text:p>-11391%</text:p>
          </table:table-cell>
          <table:table-cell table:number-columns-repeated="16370"/>
        </table:table-row>
        <table:table-row table:style-name="ro3">
          <table:table-cell office:value-type="date" office:date-value="2025-11-12T00:00:00" table:style-name="ce14">
            <text:p>11-12-25</text:p>
          </table:table-cell>
          <table:table-cell office:value-type="string" table:style-name="ce15">
            <text:p>Wednes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104" table:style-name="ce18">
            <text:p>104</text:p>
          </table:table-cell>
          <table:table-cell office:value-type="float" office:value="3120" table:formula="of:=[.F26]*[.G26]" table:style-name="ce17">
            <text:p>3120</text:p>
          </table:table-cell>
          <table:table-cell office:value-type="float" office:value="97" table:style-name="ce15">
            <text:p>97</text:p>
          </table:table-cell>
          <table:table-cell office:value-type="float" office:value="4" table:style-name="ce17">
            <text:p>4</text:p>
          </table:table-cell>
          <table:table-cell office:value-type="float" office:value="-6968" table:formula="of:=([.F26]-[.I26])*[.G26]" table:style-name="ce31">
            <text:p>-6968</text:p>
          </table:table-cell>
          <table:table-cell office:value-type="percentage" office:value="3.7037037037037035E-2" table:formula="of:=[.J26]/([.G26]+[.J26])" table:style-name="ce20">
            <text:p>3.70%</text:p>
          </table:table-cell>
          <table:table-cell office:value-type="percentage" office:value="3.8518518518518516" table:formula="of:=[.L26]*[.G26]" table:style-name="ce20">
            <text:p>385.19%</text:p>
          </table:table-cell>
          <table:table-cell office:value-type="percentage" office:value="-71.835051546391753" table:formula="of:=[Canteen_Sales.$K26]/[Canteen_Sales.$I26]" table:style-name="ce19">
            <text:p>-7184%</text:p>
          </table:table-cell>
          <table:table-cell table:number-columns-repeated="16370"/>
        </table:table-row>
        <table:table-row table:style-name="ro3">
          <table:table-cell office:value-type="date" office:date-value="2025-11-13T00:00:00" table:style-name="ce14">
            <text:p>11-13-25</text:p>
          </table:table-cell>
          <table:table-cell office:value-type="string" table:style-name="ce15">
            <text:p>Thurs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147" table:style-name="ce18">
            <text:p>147</text:p>
          </table:table-cell>
          <table:table-cell office:value-type="float" office:value="4410" table:formula="of:=[.F27]*[.G27]" table:style-name="ce17">
            <text:p>4410</text:p>
          </table:table-cell>
          <table:table-cell office:value-type="float" office:value="140" table:style-name="ce15">
            <text:p>140</text:p>
          </table:table-cell>
          <table:table-cell office:value-type="float" office:value="9" table:style-name="ce17">
            <text:p>9</text:p>
          </table:table-cell>
          <table:table-cell office:value-type="float" office:value="-16170" table:formula="of:=([.F27]-[.I27])*[.G27]" table:style-name="ce31">
            <text:p>-16170</text:p>
          </table:table-cell>
          <table:table-cell office:value-type="percentage" office:value="5.7692307692307696E-2" table:formula="of:=[.J27]/([.G27]+[.J27])" table:style-name="ce20">
            <text:p>5.77%</text:p>
          </table:table-cell>
          <table:table-cell office:value-type="percentage" office:value="8.4807692307692317" table:formula="of:=[.L27]*[.G27]" table:style-name="ce20">
            <text:p>848.08%</text:p>
          </table:table-cell>
          <table:table-cell office:value-type="percentage" office:value="-115.5" table:formula="of:=[Canteen_Sales.$K27]/[Canteen_Sales.$I27]" table:style-name="ce19">
            <text:p>-11550%</text:p>
          </table:table-cell>
          <table:table-cell table:number-columns-repeated="16370"/>
        </table:table-row>
        <table:table-row table:style-name="ro3">
          <table:table-cell office:value-type="date" office:date-value="2025-11-17T00:00:00" table:style-name="ce14">
            <text:p>11-17-25</text:p>
          </table:table-cell>
          <table:table-cell office:value-type="string" table:style-name="ce15">
            <text:p>Mon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77" table:style-name="ce18">
            <text:p>177</text:p>
          </table:table-cell>
          <table:table-cell office:value-type="float" office:value="3540" table:formula="of:=[.F28]*[.G28]" table:style-name="ce17">
            <text:p>3540</text:p>
          </table:table-cell>
          <table:table-cell office:value-type="float" office:value="173" table:style-name="ce15">
            <text:p>173</text:p>
          </table:table-cell>
          <table:table-cell office:value-type="float" office:value="3" table:style-name="ce17">
            <text:p>3</text:p>
          </table:table-cell>
          <table:table-cell office:value-type="float" office:value="-27081" table:formula="of:=([.F28]-[.I28])*[.G28]" table:style-name="ce31">
            <text:p>-27081</text:p>
          </table:table-cell>
          <table:table-cell office:value-type="percentage" office:value="1.6666666666666666E-2" table:formula="of:=[.J28]/([.G28]+[.J28])" table:style-name="ce20">
            <text:p>1.67%</text:p>
          </table:table-cell>
          <table:table-cell office:value-type="percentage" office:value="2.95" table:formula="of:=[.L28]*[.G28]" table:style-name="ce20">
            <text:p>295.00%</text:p>
          </table:table-cell>
          <table:table-cell office:value-type="percentage" office:value="-156.53757225433526" table:formula="of:=[Canteen_Sales.$K28]/[Canteen_Sales.$I28]" table:style-name="ce19">
            <text:p>-15654%</text:p>
          </table:table-cell>
          <table:table-cell table:number-columns-repeated="16370"/>
        </table:table-row>
        <table:table-row table:style-name="ro3">
          <table:table-cell office:value-type="date" office:date-value="2025-11-19T00:00:00" table:style-name="ce14">
            <text:p>11-19-25</text:p>
          </table:table-cell>
          <table:table-cell office:value-type="string" table:style-name="ce15">
            <text:p>Wednes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183" table:style-name="ce18">
            <text:p>183</text:p>
          </table:table-cell>
          <table:table-cell office:value-type="float" office:value="5490" table:formula="of:=[.F29]*[.G29]" table:style-name="ce17">
            <text:p>5490</text:p>
          </table:table-cell>
          <table:table-cell office:value-type="float" office:value="177" table:style-name="ce15">
            <text:p>177</text:p>
          </table:table-cell>
          <table:table-cell office:value-type="float" office:value="7" table:style-name="ce17">
            <text:p>7</text:p>
          </table:table-cell>
          <table:table-cell office:value-type="float" office:value="-26901" table:formula="of:=([.F29]-[.I29])*[.G29]" table:style-name="ce31">
            <text:p>-26901</text:p>
          </table:table-cell>
          <table:table-cell office:value-type="percentage" office:value="3.6842105263157891E-2" table:formula="of:=[.J29]/([.G29]+[.J29])" table:style-name="ce20">
            <text:p>3.68%</text:p>
          </table:table-cell>
          <table:table-cell office:value-type="percentage" office:value="6.7421052631578942" table:formula="of:=[.L29]*[.G29]" table:style-name="ce20">
            <text:p>674.21%</text:p>
          </table:table-cell>
          <table:table-cell office:value-type="percentage" office:value="-151.98305084745763" table:formula="of:=[Canteen_Sales.$K29]/[Canteen_Sales.$I29]" table:style-name="ce19">
            <text:p>-15198%</text:p>
          </table:table-cell>
          <table:table-cell table:number-columns-repeated="16370"/>
        </table:table-row>
        <table:table-row table:style-name="ro3">
          <table:table-cell office:value-type="date" office:date-value="2025-11-24T00:00:00" table:style-name="ce14">
            <text:p>11-24-25</text:p>
          </table:table-cell>
          <table:table-cell office:value-type="string" table:style-name="ce15">
            <text:p>Monday</text:p>
          </table:table-cell>
          <table:table-cell office:value-type="time" office:time-value="PT15H0M0S" table:style-name="ce16">
            <text:p>15:0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64" table:style-name="ce18">
            <text:p>64</text:p>
          </table:table-cell>
          <table:table-cell office:value-type="float" office:value="1920" table:formula="of:=[.F30]*[.G30]" table:style-name="ce17">
            <text:p>1920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7">
            <text:p>1</text:p>
          </table:table-cell>
          <table:table-cell office:value-type="float" office:value="-1792" table:formula="of:=([.F30]-[.I30])*[.G30]" table:style-name="ce31">
            <text:p>-1792</text:p>
          </table:table-cell>
          <table:table-cell office:value-type="percentage" office:value="1.5384615384615385E-2" table:formula="of:=[.J30]/([.G30]+[.J30])" table:style-name="ce20">
            <text:p>1.54%</text:p>
          </table:table-cell>
          <table:table-cell office:value-type="percentage" office:value="0.98461538461538467" table:formula="of:=[.L30]*[.G30]" table:style-name="ce20">
            <text:p>98.46%</text:p>
          </table:table-cell>
          <table:table-cell office:value-type="percentage" office:value="-30.896551724137932" table:formula="of:=[Canteen_Sales.$K30]/[Canteen_Sales.$I30]" table:style-name="ce19">
            <text:p>-3090%</text:p>
          </table:table-cell>
          <table:table-cell table:number-columns-repeated="16370"/>
        </table:table-row>
        <table:table-row table:style-name="ro3">
          <table:table-cell office:value-type="date" office:date-value="2025-11-25T00:00:00" table:style-name="ce14">
            <text:p>11-25-25</text:p>
          </table:table-cell>
          <table:table-cell office:value-type="string" table:style-name="ce15">
            <text:p>Tuesday</text:p>
          </table:table-cell>
          <table:table-cell office:value-type="time" office:time-value="PT16H0M0S" table:style-name="ce16">
            <text:p>16:0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35" table:style-name="ce18">
            <text:p>135</text:p>
          </table:table-cell>
          <table:table-cell office:value-type="float" office:value="2700" table:formula="of:=[.F31]*[.G31]" table:style-name="ce17">
            <text:p>2700</text:p>
          </table:table-cell>
          <table:table-cell office:value-type="float" office:value="127" table:style-name="ce15">
            <text:p>127</text:p>
          </table:table-cell>
          <table:table-cell office:value-type="float" office:value="2" table:style-name="ce15">
            <text:p>2</text:p>
          </table:table-cell>
          <table:table-cell office:value-type="float" office:value="-14445" table:formula="of:=([.F31]-[.I31])*[.G31]" table:style-name="ce31">
            <text:p>-14445</text:p>
          </table:table-cell>
          <table:table-cell office:value-type="percentage" office:value="1.4598540145985401E-2" table:formula="of:=[.J31]/([.G31]+[.J31])" table:style-name="ce20">
            <text:p>1.46%</text:p>
          </table:table-cell>
          <table:table-cell office:value-type="percentage" office:value="1.9708029197080292" table:formula="of:=[.L31]*[.G31]" table:style-name="ce20">
            <text:p>197.08%</text:p>
          </table:table-cell>
          <table:table-cell office:value-type="percentage" office:value="-113.74015748031496" table:formula="of:=[Canteen_Sales.$K31]/[Canteen_Sales.$I31]" table:style-name="ce19">
            <text:p>-11374%</text:p>
          </table:table-cell>
          <table:table-cell table:number-columns-repeated="16370"/>
        </table:table-row>
        <table:table-row table:style-name="ro3">
          <table:table-cell office:value-type="date" office:date-value="2025-11-28T00:00:00" table:style-name="ce14">
            <text:p>11-28-25</text:p>
          </table:table-cell>
          <table:table-cell office:value-type="string" table:style-name="ce15">
            <text:p>Fri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99" table:style-name="ce18">
            <text:p>199</text:p>
          </table:table-cell>
          <table:table-cell office:value-type="float" office:value="3980" table:formula="of:=[.F32]*[.G32]" table:style-name="ce17">
            <text:p>3980</text:p>
          </table:table-cell>
          <table:table-cell office:value-type="float" office:value="195" table:style-name="ce15">
            <text:p>195</text:p>
          </table:table-cell>
          <table:table-cell office:value-type="float" office:value="9" table:style-name="ce17">
            <text:p>9</text:p>
          </table:table-cell>
          <table:table-cell office:value-type="float" office:value="-34825" table:formula="of:=([.F32]-[.I32])*[.G32]" table:style-name="ce31">
            <text:p>-34825</text:p>
          </table:table-cell>
          <table:table-cell office:value-type="percentage" office:value="4.3269230769230768E-2" table:formula="of:=[.J32]/([.G32]+[.J32])" table:style-name="ce20">
            <text:p>4.33%</text:p>
          </table:table-cell>
          <table:table-cell office:value-type="percentage" office:value="8.6105769230769234" table:formula="of:=[.L32]*[.G32]" table:style-name="ce20">
            <text:p>861.06%</text:p>
          </table:table-cell>
          <table:table-cell office:value-type="percentage" office:value="-178.58974358974359" table:formula="of:=[Canteen_Sales.$K32]/[Canteen_Sales.$I32]" table:style-name="ce19">
            <text:p>-17859%</text:p>
          </table:table-cell>
          <table:table-cell table:number-columns-repeated="16370"/>
        </table:table-row>
        <table:table-row table:style-name="ro3">
          <table:table-cell office:value-type="date" office:date-value="2025-12-05T00:00:00" table:style-name="ce14">
            <text:p>12-05-25</text:p>
          </table:table-cell>
          <table:table-cell office:value-type="string" table:style-name="ce15">
            <text:p>Friday</text:p>
          </table:table-cell>
          <table:table-cell office:value-type="time" office:time-value="PT14H0M0S" table:style-name="ce16">
            <text:p>14:00</text:p>
          </table:table-cell>
          <table:table-cell office:value-type="string" table:style-name="ce15">
            <text:p>Lays</text:p>
          </table:table-cell>
          <table:table-cell office:value-type="string" table:style-name="ce17">
            <text:p>Snack</text:p>
          </table:table-cell>
          <table:table-cell office:value-type="float" office:value="30" table:style-name="ce15">
            <text:p>30</text:p>
          </table:table-cell>
          <table:table-cell office:value-type="float" office:value="198" table:style-name="ce18">
            <text:p>198</text:p>
          </table:table-cell>
          <table:table-cell office:value-type="float" office:value="5940" table:formula="of:=[.F33]*[.G33]" table:style-name="ce17">
            <text:p>5940</text:p>
          </table:table-cell>
          <table:table-cell office:value-type="float" office:value="193" table:style-name="ce15">
            <text:p>193</text:p>
          </table:table-cell>
          <table:table-cell office:value-type="float" office:value="8" table:style-name="ce17">
            <text:p>8</text:p>
          </table:table-cell>
          <table:table-cell office:value-type="float" office:value="-32274" table:formula="of:=([.F33]-[.I33])*[.G33]" table:style-name="ce31">
            <text:p>-32274</text:p>
          </table:table-cell>
          <table:table-cell office:value-type="percentage" office:value="3.8834951456310676E-2" table:formula="of:=[.J33]/([.G33]+[.J33])" table:style-name="ce20">
            <text:p>3.88%</text:p>
          </table:table-cell>
          <table:table-cell office:value-type="percentage" office:value="7.6893203883495138" table:formula="of:=[.L33]*[.G33]" table:style-name="ce20">
            <text:p>768.93%</text:p>
          </table:table-cell>
          <table:table-cell office:value-type="percentage" office:value="-167.22279792746113" table:formula="of:=[Canteen_Sales.$K33]/[Canteen_Sales.$I33]" table:style-name="ce19">
            <text:p>-16722%</text:p>
          </table:table-cell>
          <table:table-cell table:number-columns-repeated="16370"/>
        </table:table-row>
        <table:table-row table:style-name="ro3">
          <table:table-cell office:value-type="date" office:date-value="2025-12-07T00:00:00" table:style-name="ce14">
            <text:p>12-07-25</text:p>
          </table:table-cell>
          <table:table-cell office:value-type="string" table:style-name="ce15">
            <text:p>Sunday</text:p>
          </table:table-cell>
          <table:table-cell office:value-type="time" office:time-value="PT12H40M0S" table:style-name="ce16">
            <text:p>12:4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17" table:style-name="ce18">
            <text:p>117</text:p>
          </table:table-cell>
          <table:table-cell office:value-type="float" office:value="2340" table:formula="of:=[.F34]*[.G34]" table:style-name="ce17">
            <text:p>2340</text:p>
          </table:table-cell>
          <table:table-cell office:value-type="float" office:value="109" table:style-name="ce15">
            <text:p>109</text:p>
          </table:table-cell>
          <table:table-cell office:value-type="float" office:value="6" table:style-name="ce17">
            <text:p>6</text:p>
          </table:table-cell>
          <table:table-cell office:value-type="float" office:value="-10413" table:formula="of:=([.F34]-[.I34])*[.G34]" table:style-name="ce31">
            <text:p>-10413</text:p>
          </table:table-cell>
          <table:table-cell office:value-type="percentage" office:value="4.878048780487805E-2" table:formula="of:=[.J34]/([.G34]+[.J34])" table:style-name="ce20">
            <text:p>4.88%</text:p>
          </table:table-cell>
          <table:table-cell office:value-type="percentage" office:value="5.7073170731707323" table:formula="of:=[.L34]*[.G34]" table:style-name="ce20">
            <text:p>570.73%</text:p>
          </table:table-cell>
          <table:table-cell office:value-type="percentage" office:value="-95.532110091743121" table:formula="of:=[Canteen_Sales.$K34]/[Canteen_Sales.$I34]" table:style-name="ce19">
            <text:p>-9553%</text:p>
          </table:table-cell>
          <table:table-cell table:number-columns-repeated="16370"/>
        </table:table-row>
        <table:table-row table:style-name="ro3">
          <table:table-cell office:value-type="date" office:date-value="2025-12-12T00:00:00" table:style-name="ce14">
            <text:p>12-12-25</text:p>
          </table:table-cell>
          <table:table-cell office:value-type="string" table:style-name="ce15">
            <text:p>Friday</text:p>
          </table:table-cell>
          <table:table-cell office:value-type="time" office:time-value="PT10H0M0S" table:style-name="ce16">
            <text:p>10:00</text:p>
          </table:table-cell>
          <table:table-cell office:value-type="string" table:style-name="ce15">
            <text:p>Chocolate</text:p>
          </table:table-cell>
          <table:table-cell office:value-type="string" table:style-name="ce17">
            <text:p>Snack</text:p>
          </table:table-cell>
          <table:table-cell office:value-type="float" office:value="20" table:style-name="ce15">
            <text:p>20</text:p>
          </table:table-cell>
          <table:table-cell office:value-type="float" office:value="147" table:style-name="ce18">
            <text:p>147</text:p>
          </table:table-cell>
          <table:table-cell office:value-type="float" office:value="2940" table:formula="of:=[.F35]*[.G35]" table:style-name="ce17">
            <text:p>2940</text:p>
          </table:table-cell>
          <table:table-cell office:value-type="float" office:value="141" table:style-name="ce15">
            <text:p>141</text:p>
          </table:table-cell>
          <table:table-cell office:value-type="float" office:value="1" table:style-name="ce17">
            <text:p>1</text:p>
          </table:table-cell>
          <table:table-cell office:value-type="float" office:value="-17787" table:formula="of:=([.F35]-[.I35])*[.G35]" table:style-name="ce31">
            <text:p>-17787</text:p>
          </table:table-cell>
          <table:table-cell office:value-type="percentage" office:value="6.7567567567567571E-3" table:formula="of:=[.J35]/([.G35]+[.J35])" table:style-name="ce20">
            <text:p>0.68%</text:p>
          </table:table-cell>
          <table:table-cell office:value-type="percentage" office:value="0.99324324324324331" table:formula="of:=[.L35]*[.G35]" table:style-name="ce20">
            <text:p>99.32%</text:p>
          </table:table-cell>
          <table:table-cell office:value-type="percentage" office:value="-126.14893617021276" table:formula="of:=[Canteen_Sales.$K35]/[Canteen_Sales.$I35]" table:style-name="ce19">
            <text:p>-12615%</text:p>
          </table:table-cell>
          <table:table-cell table:number-columns-repeated="16370"/>
        </table:table-row>
        <table:table-row table:number-rows-repeated="4" table:style-name="ro5">
          <table:table-cell table:number-columns-repeated="16384"/>
        </table:table-row>
        <table:table-row table:number-rows-repeated="9" table:style-name="ro2">
          <table:table-cell table:style-name="ce2"/>
          <table:table-cell table:number-columns-repeated="16383" table:style-name="ce1"/>
        </table:table-row>
        <table:table-row table:number-rows-repeated="24" table:style-name="ro2">
          <table:table-cell table:style-name="ce2"/>
          <table:table-cell table:number-columns-repeated="16383"/>
        </table:table-row>
        <table:table-row table:number-rows-repeated="1048504" table:style-name="ro5">
          <table:table-cell table:number-columns-repeated="16384"/>
        </table:table-row>
      </table:table>
      <table:table table:name="Category_Contribution_%" table:style-name="ta1">
        <table:table-column table:style-name="co17" table:default-cell-style-name="ce1"/>
        <table:table-column table:style-name="co18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2">
          <table:table-cell office:value-type="string" table:style-name="ce3">
            <text:p>Category</text:p>
          </table:table-cell>
          <table:table-cell office:value-type="string" table:style-name="ce4">
            <text:p>Sum - Quantity_Sold</text:p>
          </table:table-cell>
          <table:table-cell/>
          <table:table-cell table:style-name="ce1">
            <draw:frame draw:z-index="1" draw:id="id0" draw:style-name="a0" draw:name="Chart 1" svg:x="0.04639in" svg:y="0.13542in" svg:width="6.2495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5">
            <text:p>Beverage</text:p>
          </table:table-cell>
          <table:table-cell office:value-type="percentage" office:value="0.28953891918691099" table:style-name="ce6">
            <text:p>28.95%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Food</text:p>
          </table:table-cell>
          <table:table-cell office:value-type="percentage" office:value="0.270699058006941" table:style-name="ce8">
            <text:p>27.07%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nack</text:p>
          </table:table-cell>
          <table:table-cell office:value-type="percentage" office:value="0.43976202280614801" table:style-name="ce9">
            <text:p>43.98%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Total Result</text:p>
          </table:table-cell>
          <table:table-cell office:value-type="percentage" office:value="1" table:style-name="ce11">
            <text:p>100.00%</text:p>
          </table:table-cell>
          <table:table-cell table:number-columns-repeated="16382"/>
        </table:table-row>
        <table:table-row table:number-rows-repeated="1048571" table:style-name="ro5">
          <table:table-cell table:number-columns-repeated="16384"/>
        </table:table-row>
      </table:table>
      <table:table table:name="Waste_per_item" table:style-name="ta1">
        <table:table-column table:style-name="co19" table:default-cell-style-name="ce1"/>
        <table:table-column table:style-name="co20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2">
          <table:table-cell office:value-type="string" table:style-name="ce22">
            <text:p>Item</text:p>
          </table:table-cell>
          <table:table-cell office:value-type="string" table:style-name="ce23">
            <text:p>Sum of Waste</text:p>
          </table:table-cell>
          <table:table-cell table:style-name="ce1">
            <draw:frame draw:z-index="1" draw:id="id1" draw:style-name="a1" draw:name="Chart 2" svg:x="0.60431in" svg:y="0.13542in" svg:width="6.24958in" svg:height="3.86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24">
            <text:p>Chocolate</text:p>
          </table:table-cell>
          <table:table-cell office:value-type="float" office:value="0.20926422872736855" table:style-name="ce25">
            <text:p>0.209264229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Cofee</text:p>
          </table:table-cell>
          <table:table-cell office:value-type="float" office:value="0.135525669238585" table:style-name="ce27">
            <text:p>0.135525669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French fries</text:p>
          </table:table-cell>
          <table:table-cell office:value-type="float" office:value="0.19021135390183008" table:style-name="ce27">
            <text:p>0.190211354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Juice</text:p>
          </table:table-cell>
          <table:table-cell office:value-type="float" office:value="0.40929791230095891" table:style-name="ce27">
            <text:p>0.409297912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Lays</text:p>
          </table:table-cell>
          <table:table-cell office:value-type="float" office:value="0.33284984036284043" table:style-name="ce27">
            <text:p>0.33284984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amosa</text:p>
          </table:table-cell>
          <table:table-cell office:value-type="float" office:value="0.25739046936960958" table:style-name="ce27">
            <text:p>0.257390469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Grand Total</text:p>
          </table:table-cell>
          <table:table-cell office:value-type="float" office:value="1.5345394739011926" table:style-name="ce29">
            <text:p>1.534539474</text:p>
          </table:table-cell>
          <table:table-cell table:number-columns-repeated="16382"/>
        </table:table-row>
        <table:table-row table:number-rows-repeated="1048568" table:style-name="ro5">
          <table:table-cell table:number-columns-repeated="16384"/>
        </table:table-row>
      </table:table>
      <table:table table:name="Sales_by_item" table:style-name="ta1">
        <table:table-column table:style-name="co19" table:default-cell-style-name="ce1"/>
        <table:table-column table:style-name="co21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2">
          <table:table-cell office:value-type="string" table:style-name="ce22">
            <text:p>Item</text:p>
          </table:table-cell>
          <table:table-cell office:value-type="string" table:style-name="ce23">
            <text:p>Sum of Quantity_Sold</text:p>
          </table:table-cell>
          <table:table-cell table:number-columns-repeated="16382"/>
        </table:table-row>
        <table:table-row table:style-name="ro2">
          <table:table-cell office:value-type="string" table:style-name="ce24">
            <text:p>Chocolate</text:p>
          </table:table-cell>
          <table:table-cell office:value-type="float" office:value="1020" table:style-name="ce25">
            <text:p>1020</text:p>
          </table:table-cell>
          <table:table-cell table:style-name="ce1">
            <draw:frame draw:z-index="1" draw:id="id2" draw:style-name="a2" draw:name="Chart 3" svg:x="0.23972in" svg:y="0.01028in" svg:width="6.24958in" svg:height="3.864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26">
            <text:p>Cofee</text:p>
          </table:table-cell>
          <table:table-cell office:value-type="float" office:value="726" table:style-name="ce27">
            <text:p>726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French fries</text:p>
          </table:table-cell>
          <table:table-cell office:value-type="float" office:value="381" table:style-name="ce27">
            <text:p>38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Juice</text:p>
          </table:table-cell>
          <table:table-cell office:value-type="float" office:value="442" table:style-name="ce27">
            <text:p>442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Lays</text:p>
          </table:table-cell>
          <table:table-cell office:value-type="float" office:value="754" table:style-name="ce27">
            <text:p>754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amosa</text:p>
          </table:table-cell>
          <table:table-cell office:value-type="float" office:value="711" table:style-name="ce27">
            <text:p>711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Grand Total</text:p>
          </table:table-cell>
          <table:table-cell office:value-type="float" office:value="4034" table:style-name="ce29">
            <text:p>4034</text:p>
          </table:table-cell>
          <table:table-cell table:number-columns-repeated="16382"/>
        </table:table-row>
        <table:table-row table:number-rows-repeated="1048568" table:style-name="ro5">
          <table:table-cell table:number-columns-repeated="16384"/>
        </table:table-row>
      </table:table>
      <table:table table:name="Revenue_per_day" table:style-name="ta1"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15" table:number-columns-repeated="1019" table:default-cell-style-name="ce1"/>
        <table:table-column table:style-name="co16" table:number-columns-repeated="15360" table:default-cell-style-name="ce1"/>
        <table:table-row table:style-name="ro5">
          <table:table-cell table:number-columns-repeated="3"/>
          <table:table-cell table:style-name="ce1">
            <draw:frame draw:z-index="1" draw:id="id3" draw:style-name="a3" draw:name="Chart 4" svg:x="0.12514in" svg:y="0.16653in" svg:width="6.24958in" svg:height="3.864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2">
            <text:p>Day</text:p>
          </table:table-cell>
          <table:table-cell office:value-type="string" table:style-name="ce23">
            <text:p>Sum of Revenue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4">
            <text:p>Saturday</text:p>
          </table:table-cell>
          <table:table-cell office:value-type="float" office:value="4340" table:style-name="ce25">
            <text:p>434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Friday</text:p>
          </table:table-cell>
          <table:table-cell office:value-type="float" office:value="25440" table:style-name="ce27">
            <text:p>2544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Thursday</text:p>
          </table:table-cell>
          <table:table-cell office:value-type="float" office:value="35110" table:style-name="ce27">
            <text:p>351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Wednesday</text:p>
          </table:table-cell>
          <table:table-cell office:value-type="float" office:value="20590" table:style-name="ce27">
            <text:p>2059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Tuesday</text:p>
          </table:table-cell>
          <table:table-cell office:value-type="float" office:value="19400" table:style-name="ce27">
            <text:p>1940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Monday</text:p>
          </table:table-cell>
          <table:table-cell office:value-type="float" office:value="32090" table:style-name="ce27">
            <text:p>3209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6">
            <text:p>Sunday</text:p>
          </table:table-cell>
          <table:table-cell office:value-type="float" office:value="2340" table:style-name="ce27">
            <text:p>234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8">
            <text:p>Grand Total</text:p>
          </table:table-cell>
          <table:table-cell office:value-type="float" office:value="139310" table:style-name="ce29">
            <text:p>139310</text:p>
          </table:table-cell>
          <table:table-cell table:number-columns-repeated="16381"/>
        </table:table-row>
        <table:table-row table:number-rows-repeated="1048566" table:style-name="ro5">
          <table:table-cell table:number-columns-repeated="16384"/>
        </table:table-row>
      </table:table>
      <table:table table:name="Profit_by_item" table:style-name="ta1">
        <table:table-column table:style-name="co19" table:default-cell-style-name="ce1"/>
        <table:table-column table:style-name="co17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2">
          <table:table-cell office:value-type="string" table:style-name="ce22">
            <text:p>Item</text:p>
          </table:table-cell>
          <table:table-cell office:value-type="string" table:style-name="ce23">
            <text:p>Sum of Profit</text:p>
          </table:table-cell>
          <table:table-cell/>
          <table:table-cell table:style-name="ce1">
            <draw:frame draw:z-index="1" draw:id="id4" draw:style-name="a4" draw:name="Chart 5" svg:x="0.00472in" svg:y="0.08347in" svg:width="6.24958in" svg:height="3.8641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24">
            <text:p>Chocolate</text:p>
          </table:table-cell>
          <table:table-cell office:value-type="float" office:value="-128591" table:style-name="ce25">
            <text:p>-128591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Cofee</text:p>
          </table:table-cell>
          <table:table-cell office:value-type="float" office:value="-72005" table:style-name="ce27">
            <text:p>-72005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French fries</text:p>
          </table:table-cell>
          <table:table-cell office:value-type="float" office:value="-13288" table:style-name="ce27">
            <text:p>-13288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Juice</text:p>
          </table:table-cell>
          <table:table-cell office:value-type="float" office:value="-30370" table:style-name="ce27">
            <text:p>-30370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Lays</text:p>
          </table:table-cell>
          <table:table-cell office:value-type="float" office:value="-85439" table:style-name="ce27">
            <text:p>-85439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amosa</text:p>
          </table:table-cell>
          <table:table-cell office:value-type="float" office:value="-71999" table:style-name="ce27">
            <text:p>-71999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Grand Total</text:p>
          </table:table-cell>
          <table:table-cell office:value-type="float" office:value="-401692" table:style-name="ce29">
            <text:p>-401692</text:p>
          </table:table-cell>
          <table:table-cell table:number-columns-repeated="16382"/>
        </table:table-row>
        <table:table-row table:number-rows-repeated="1048568" table:style-name="ro5">
          <table:table-cell table:number-columns-repeated="16384"/>
        </table:table-row>
      </table:table>
      <table:table table:name="Sales_by_category" table:style-name="ta1">
        <table:table-column table:style-name="co19" table:default-cell-style-name="ce1"/>
        <table:table-column table:style-name="co21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2">
          <table:table-cell office:value-type="string" table:style-name="ce22">
            <text:p>Category</text:p>
          </table:table-cell>
          <table:table-cell office:value-type="string" table:style-name="ce23">
            <text:p>Sum of Quantity_Sold</text:p>
          </table:table-cell>
          <table:table-cell table:style-name="ce1">
            <draw:frame draw:z-index="1" draw:id="id5" draw:style-name="a5" draw:name="Chart 6" svg:x="0.45833in" svg:y="0.17722in" svg:width="6.24958in" svg:height="3.8641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24">
            <text:p>Beverage</text:p>
          </table:table-cell>
          <table:table-cell office:value-type="float" office:value="1168" table:style-name="ce25">
            <text:p>1168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Food</text:p>
          </table:table-cell>
          <table:table-cell office:value-type="float" office:value="1092" table:style-name="ce27">
            <text:p>1092</text:p>
          </table:table-cell>
          <table:table-cell table:number-columns-repeated="16382"/>
        </table:table-row>
        <table:table-row table:style-name="ro2">
          <table:table-cell office:value-type="string" table:style-name="ce26">
            <text:p>Snack</text:p>
          </table:table-cell>
          <table:table-cell office:value-type="float" office:value="1774" table:style-name="ce27">
            <text:p>1774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Grand Total</text:p>
          </table:table-cell>
          <table:table-cell office:value-type="float" office:value="4034" table:style-name="ce29">
            <text:p>4034</text:p>
          </table:table-cell>
          <table:table-cell table:number-columns-repeated="16382"/>
        </table:table-row>
        <table:table-row table:number-rows-repeated="1048571" table:style-name="ro5">
          <table:table-cell table:number-columns-repeated="16384"/>
        </table:table-row>
      </table:table>
      <table:database-ranges>
        <table:database-range table:target-range-address="Canteen_Sales.A2:Canteen_Sales.N35" table:name="Table2" table:display-filter-buttons="true"/>
        <table:database-range table:target-range-address="Canteen_Sales.A3:Canteen_Sales.N35">
          <table:sort>
            <table:sort-by table:field-number="4"/>
          </table:sort>
        </table:database-range>
      </table:database-ranges>
      <table:data-pilot-tables>
        <table:data-pilot-table table:name="Category Contribution %" table:target-range-address="Category_Contribution_%.A1:Category_Contribution_%.B5" table:show-filter-button="false" table:buttons="Category_Contribution_%.A1">
          <table:source-cell-range table:cell-range-address="Canteen_Sales.A2:Canteen_Sales.M35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Date" table:member-type="named" table:member-name="" table:type="total-percentage"/>
          </table:data-pilot-field>
          <table:data-pilot-field table:source-field-name="Date" table:orientation="hidden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te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fit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eighted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Waste per item" table:target-range-address="Waste_per_item.A1:Waste_per_item.B8" table:show-filter-button="false" table:buttons="Waste_per_item.A1">
          <table:source-cell-range table:cell-range-address="Canteen_Sales.A2:Canteen_Sales.M35"/>
          <table:data-pilot-field table:source-field-name="Item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eighted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Sales by item" table:target-range-address="Sales_by_item.A1:Sales_by_item.B8" table:show-filter-button="false" table:buttons="Sales_by_item.A1">
          <table:source-cell-range table:cell-range-address="Canteen_Sales.A2:Canteen_Sales.M35"/>
          <table:data-pilot-field table:source-field-name="Item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eighted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Revenue per day" table:target-range-address="Revenue_per_day.B2:Revenue_per_day.C10" table:show-filter-button="false" table:buttons="Revenue_per_day.B2">
          <table:source-cell-range table:cell-range-address="Canteen_Sales.A2:Canteen_Sales.L35"/>
          <table:data-pilot-field table:source-field-name="Da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te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rofit by item" table:target-range-address="Profit_by_item.A1:Profit_by_item.B8" table:show-filter-button="false" table:buttons="Profit_by_item.A1">
          <table:source-cell-range table:cell-range-address="Canteen_Sales.A2:Canteen_Sales.M35"/>
          <table:data-pilot-field table:source-field-name="Item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eighted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Sales by category" table:target-range-address="Sales_by_category.A1:Sales_by_category.B5" table:show-filter-button="false" table:buttons="Sales_by_category.A1">
          <table:source-cell-range table:cell-range-address="Canteen_Sales.A2:Canteen_Sales.M35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Quantity_Sold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Hou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te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venu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o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tur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fit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as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Weighted_av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month number:style="long"/>
      <number:text>-</number:text>
      <number:day number:style="long"/>
      <number:text>-</number:text>
      <number:year/>
    </number:date-style>
    <number:time-style style:name="N37" number:language="en" number:country="US">
      <number:hours/>
      <number:text>:</number:text>
      <number:minutes number:style="long"/>
    </number:time-style>
    <number:number-style style:name="N44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ikhil</dc:creator>
    <dc:date>2025-11-24T16:00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5fc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6a83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78b8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5fcff" draw:opacity="100%" draw:stroke="none"/>
    </style:style>
  </office:automatic-styles>
  <office:body>
    <office:chart>
      <chart:chart chart:class="chart:bar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UM of Quantity_Sol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Category</text:p>
            </chart:title>
            <chart:categories table:cell-range-address="Category_Contribution_%.$A$2:.$A$5"/>
          </chart:axis>
          <chart:series chart:label-cell-address="Category_Contribution_%.$B$1" chart:values-cell-range-address="Category_Contribution_%.$B$2:.$B$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5fc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6a83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0078b8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5fcff" draw:opacity="100%" draw:stroke="none"/>
    </style:style>
  </office:automatic-styles>
  <office:body>
    <office:chart>
      <chart:chart chart:class="chart:line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UM of Was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Item</text:p>
            </chart:title>
            <chart:categories table:cell-range-address="Waste_per_item.$A$2:.$A$8"/>
          </chart:axis>
          <chart:series chart:label-cell-address="Waste_per_item.$B$1" chart:values-cell-range-address="Waste_per_item.$B$2:.$B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 chart:hole-size="50%"/>
      <style:graphic-properties draw:fill="solid" draw:fill-color="#f5fcff" draw:opacity="100%" draw:stroke="none"/>
    </style:style>
    <style:style style:family="chart" style:name="Wal0">
      <style:graphic-properties draw:fill="solid" draw:fill-color="#f5fcff" draw:opacity="100%" draw:stroke="none"/>
    </style:style>
    <style:style style:family="chart" style:name="G0S0P2">
      <style:graphic-properties draw:fill="solid" draw:fill-color="#00a3fa" draw:opacity="100%" draw:stroke="none"/>
    </style:style>
    <style:style style:family="chart" style:name="G0S0P3">
      <style:graphic-properties draw:fill="solid" draw:fill-color="#42bd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6eccff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5">
      <style:graphic-properties draw:fill="solid" draw:fill-color="#8fe1ff" draw:opacity="100%" draw:stroke="none"/>
    </style:style>
    <style:style style:family="chart" style:name="G0S0P6">
      <style:graphic-properties draw:fill="solid" draw:fill-color="#4da1cd" draw:opacity="100%" draw:stroke="none"/>
    </style:style>
    <style:style style:family="chart" style:name="G0S0P0">
      <style:graphic-properties draw:fill="solid" draw:fill-color="#0078b8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6a83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0091de" draw:opacity="100%" draw:stroke="none"/>
    </style:style>
  </office:automatic-styles>
  <office:body>
    <office:chart>
      <chart:chart chart:class="chart:ring" svg:height="278.2199212598425pt" svg:width="449.9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ales_by_item.$A$2:.$A$8"/>
          </chart:axis>
          <chart:axis chart:dimension="y"/>
          <chart:series chart:label-cell-address="Sales_by_item.$B$1" chart:values-cell-range-address="Sales_by_item.$B$2:.$B$8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6a83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5fc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5fcff" draw:opacity="100%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78b8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</office:automatic-styles>
  <office:body>
    <office:chart>
      <chart:chart chart:class="chart:bar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UM of Revenu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ay</text:p>
            </chart:title>
            <chart:categories table:cell-range-address="Revenue_per_day.$B$3:.$B$10"/>
          </chart:axis>
          <chart:series chart:label-cell-address="Revenue_per_day.$C$2" chart:values-cell-range-address="Revenue_per_day.$C$3:.$C$10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31400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5fc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Plt0">
      <style:chart-properties chart:three-dimensional="false" chart:deep="false" chart:vertical="true" chart:auto-position="true"/>
      <style:graphic-properties draw:fill="solid" draw:fill-color="#f5fc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9a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5975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78b8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4">
      <style:graphic-properties draw:fill="solid" draw:fill-color="#7e0021" draw:opacity="100%" draw:stroke="none"/>
    </style:style>
    <style:style style:family="chart" style:name="G0S0P5">
      <style:graphic-properties draw:fill="solid" draw:fill-color="#83caff" draw:opacity="100%" draw:stroke="none"/>
    </style:style>
  </office:automatic-styles>
  <office:body>
    <office:chart>
      <chart:chart chart:class="chart:bar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xis Title</text:p>
            </chart:title>
            <chart:categories table:cell-range-address="Profit_by_item.$A$2:.$A$8"/>
          </chart:axis>
          <chart:series chart:label-cell-address="Profit_by_item.$B$1" chart:values-cell-range-address="Profit_by_item.$B$2:.$B$8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5fcff" draw:opacity="100%" draw:stroke="none"/>
    </style:style>
    <style:style style:family="chart" style:name="Wal0">
      <style:graphic-properties draw:fill="solid" draw:fill-color="#f5fcff" draw:opacity="100%" draw:stroke="none"/>
    </style:style>
    <style:style style:family="chart" style:name="G0S0P2">
      <style:graphic-properties draw:fill="solid" draw:fill-color="#00a3fa" draw:opacity="100%" draw:stroke="none"/>
    </style:style>
    <style:style style:family="chart" style:name="G0S0P3">
      <style:graphic-properties draw:fill="solid" draw:fill-color="#42bd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5f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G0S0P0">
      <style:graphic-properties draw:fill="solid" draw:fill-color="#0078b8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6a83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0091de" draw:opacity="100%" draw:stroke="none"/>
    </style:style>
  </office:automatic-styles>
  <office:body>
    <office:chart>
      <chart:chart chart:class="chart:circle" svg:height="278.2199212598425pt" svg:width="449.9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ales_by_category.$A$2:.$A$5"/>
          </chart:axis>
          <chart:axis chart:dimension="y"/>
          <chart:series chart:label-cell-address="Sales_by_category.$B$1" chart:values-cell-range-address="Sales_by_category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